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D00000104EDA67FE4146986C6.png" manifest:media-type="image/png"/>
  <manifest:file-entry manifest:full-path="Pictures/100000000000027A000001D63D519B97DEA905E6.png" manifest:media-type="image/png"/>
  <manifest:file-entry manifest:full-path="Pictures/100000000000027E000001036B34C1759274D8EB.png" manifest:media-type="image/png"/>
  <manifest:file-entry manifest:full-path="Pictures/100000000000027000000113AC5C9BEDA40FC901.png" manifest:media-type="image/png"/>
  <manifest:file-entry manifest:full-path="Pictures/100000000000027B000001DABEA2A1FF7875ED81.png" manifest:media-type="image/png"/>
  <manifest:file-entry manifest:full-path="Pictures/1000000000000274000001D7784875C21E0D716F.png" manifest:media-type="image/png"/>
  <manifest:file-entry manifest:full-path="Pictures/1000000000000274000001DCCC15D652327C8882.png" manifest:media-type="image/png"/>
  <manifest:file-entry manifest:full-path="Pictures/1000000000000277000001D4AE050AB077A2AF3C.png" manifest:media-type="image/png"/>
  <manifest:file-entry manifest:full-path="Pictures/1000000000000276000001D8978B151C48AA95FB.png" manifest:media-type="image/png"/>
  <manifest:file-entry manifest:full-path="Pictures/1000000000000278000001DA66B2A8FBE9119146.png" manifest:media-type="image/png"/>
  <manifest:file-entry manifest:full-path="Pictures/1000000000000496000007221D6029233E4B99B8.png" manifest:media-type="image/png"/>
  <manifest:file-entry manifest:full-path="Pictures/1000000000000573000003AE6BDE89265E5DAAE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c6b1" officeooo:paragraph-rsid="0000c6b1"/>
    </style:style>
    <style:style style:name="P2" style:family="paragraph" style:parent-style-name="Standard">
      <style:text-properties officeooo:rsid="0000c6b1" officeooo:paragraph-rsid="0002a0ac"/>
    </style:style>
    <style:style style:name="P3" style:family="paragraph" style:parent-style-name="Standard">
      <style:text-properties officeooo:rsid="0000c6b1" officeooo:paragraph-rsid="0004262b"/>
    </style:style>
    <style:style style:name="P4" style:family="paragraph" style:parent-style-name="Standard">
      <style:text-properties officeooo:rsid="0000c6b1" officeooo:paragraph-rsid="0004ebcc"/>
    </style:style>
    <style:style style:name="P5" style:family="paragraph" style:parent-style-name="Standard">
      <style:text-properties officeooo:rsid="0000c6b1" officeooo:paragraph-rsid="0006a577"/>
    </style:style>
    <style:style style:name="P6" style:family="paragraph" style:parent-style-name="Standard">
      <style:text-properties officeooo:rsid="0001cdb2" officeooo:paragraph-rsid="0001cdb2"/>
    </style:style>
    <style:style style:name="P7" style:family="paragraph" style:parent-style-name="Standard">
      <style:text-properties officeooo:rsid="0001cdb2" officeooo:paragraph-rsid="0002a0ac"/>
    </style:style>
    <style:style style:name="P8" style:family="paragraph" style:parent-style-name="Standard">
      <style:text-properties officeooo:rsid="0001cdb2" officeooo:paragraph-rsid="0004262b"/>
    </style:style>
    <style:style style:name="P9" style:family="paragraph" style:parent-style-name="Standard">
      <style:text-properties officeooo:rsid="0001cdb2" officeooo:paragraph-rsid="0004ebcc"/>
    </style:style>
    <style:style style:name="P10" style:family="paragraph" style:parent-style-name="Standard">
      <style:text-properties officeooo:rsid="0001cdb2" officeooo:paragraph-rsid="0006a577"/>
    </style:style>
    <style:style style:name="P11" style:family="paragraph" style:parent-style-name="Standard">
      <style:text-properties officeooo:rsid="00088241" officeooo:paragraph-rsid="00088241"/>
    </style:style>
    <style:style style:name="P12" style:family="paragraph" style:parent-style-name="Standard">
      <style:text-properties officeooo:rsid="000d1e7b" officeooo:paragraph-rsid="000d1e7b"/>
    </style:style>
    <style:style style:name="T1" style:family="text">
      <style:text-properties officeooo:rsid="0001cdb2"/>
    </style:style>
    <style:style style:name="T2" style:family="text">
      <style:text-properties officeooo:rsid="0002a0ac"/>
    </style:style>
    <style:style style:name="T3" style:family="text">
      <style:text-properties officeooo:rsid="0004262b"/>
    </style:style>
    <style:style style:name="T4" style:family="text">
      <style:text-properties officeooo:rsid="0004ebcc"/>
    </style:style>
    <style:style style:name="T5" style:family="text">
      <style:text-properties officeooo:rsid="0006a577"/>
    </style:style>
    <style:style style:name="T6" style:family="text">
      <style:text-properties officeooo:rsid="000a1211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1.</text:p>
      <text:p text:style-name="P1">Size: 1000</text:p>
      <text:p text:style-name="P1">Nr DC: 1000 <text:s/>(1 node datacenters<text:span text:style-name="T1">)</text:span></text:p>
      <text:p text:style-name="P6">only sender and receiver are long links </text:p>
      <text:p text:style-name="P1"><draw:frame draw:style-name="fr1" draw:name="Image1" text:anchor-type="paragraph" svg:y="0.122in" svg:width="5.0583in" svg:height="3.8339in" draw:z-index="0"><draw:image xlink:href="Pictures/1000000000000274000001DCCC15D652327C8882.png" xlink:type="simple" xlink:show="embed" xlink:actuate="onLoad"/></draw:frame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>2.</text:p>
      <text:p text:style-name="P2">Size: 1000</text:p>
      <text:p text:style-name="P2">Nr DC: 100 <text:s/>(1<text:span text:style-name="T2">0</text:span> node<text:span text:style-name="T2">s</text:span> datacenters<text:span text:style-name="T1">)</text:span></text:p>
      <text:p text:style-name="P7">only sender and receiver are long links </text:p>
      <text:p text:style-name="P1"/>
      <text:p text:style-name="P1"><draw:frame draw:style-name="fr2" draw:name="Image2" text:anchor-type="paragraph" svg:x="0.9272in" svg:y="0in" svg:width="4.9945in" svg:height="3.7457in" draw:z-index="1"><draw:image xlink:href="Pictures/1000000000000274000001D7784875C21E0D716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1">3.</text:p>
      <text:p text:style-name="P2">Size: <text:span text:style-name="T2">2</text:span>000</text:p>
      <text:p text:style-name="P2">Nr DC: <text:span text:style-name="T2">2</text:span>000 <text:s/>(1 node datacenters<text:span text:style-name="T1">)</text:span></text:p>
      <text:p text:style-name="P7">only sender and receiver are long links </text:p>
      <text:p text:style-name="P7"><draw:frame draw:style-name="fr3" draw:name="Image3" text:anchor-type="paragraph" svg:width="5.1in" svg:height="3.8071in" draw:z-index="2"><draw:image xlink:href="Pictures/100000000000027B000001DABEA2A1FF7875ED81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4.</text:p>
      <text:p text:style-name="P5">Size: <text:span text:style-name="T2">2</text:span>000</text:p>
      <text:p text:style-name="P5">Nr DC: <text:span text:style-name="T2">2</text:span>00 <text:s/>(1<text:span text:style-name="T5">0</text:span> node datacenters<text:span text:style-name="T1">)</text:span></text:p>
      <text:p text:style-name="P10">only sender and receiver are long links </text:p>
      <text:p text:style-name="P10"><draw:frame draw:style-name="fr3" draw:name="Image6" text:anchor-type="paragraph" svg:width="5.0134in" svg:height="3.7165in" draw:z-index="5"><draw:image xlink:href="Pictures/100000000000027A000001D63D519B97DEA905E6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7"/>
      <text:p text:style-name="P11"><text:soft-page-break/>5.</text:p>
      <text:p text:style-name="P3">Size: <text:span text:style-name="T3">3</text:span>000</text:p>
      <text:p text:style-name="P3">Nr DC: <text:span text:style-name="T3">3</text:span>000 <text:s/>(1 node datacenters<text:span text:style-name="T1">)</text:span></text:p>
      <text:p text:style-name="P8">only sender and receiver are long links </text:p>
      <text:p text:style-name="P7"><draw:frame draw:style-name="fr4" draw:name="Image4" text:anchor-type="paragraph" svg:width="5.172in" svg:height="3.8362in" draw:z-index="3"><draw:image xlink:href="Pictures/1000000000000277000001D4AE050AB077A2AF3C.png" xlink:type="simple" xlink:show="embed" xlink:actuate="onLoad"/></draw:frame></text:p>
      <text:p text:style-name="P11">6.</text:p>
      <text:p text:style-name="P4">Size: <text:span text:style-name="T3">3</text:span>000</text:p>
      <text:p text:style-name="P4">Nr DC: <text:span text:style-name="T3">3</text:span>00 (1<text:span text:style-name="T4">0</text:span> node datacenters<text:span text:style-name="T1">)</text:span></text:p>
      <text:p text:style-name="P9">only sender and receiver are long links </text:p>
      <text:p text:style-name="P9"/>
      <text:p text:style-name="P9"><draw:frame draw:style-name="fr2" draw:name="Image5" text:anchor-type="paragraph" svg:x="0.8528in" svg:y="0.0146in" svg:width="4.6752in" svg:height="3.5028in" draw:z-index="4"><draw:image xlink:href="Pictures/1000000000000276000001D8978B151C48AA95FB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<text:soft-page-break/>7. Like 1 but the <text:span text:style-name="T6">latency is not taken into consideration</text:span></text:p>
      <text:p text:style-name="P9"/>
      <text:p text:style-name="P9"/>
      <text:p text:style-name="P9"><draw:frame draw:style-name="fr3" draw:name="Image7" text:anchor-type="paragraph" svg:width="5.4516in" svg:height="4.0882in" draw:z-index="6"><draw:image xlink:href="Pictures/1000000000000278000001DA66B2A8FBE9119146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5" draw:name="Image8" text:anchor-type="paragraph" svg:width="6.6929in" svg:height="10.4098in" draw:z-index="7"><draw:image xlink:href="Pictures/1000000000000496000007221D6029233E4B99B8.png" xlink:type="simple" xlink:show="embed" xlink:actuate="onLoad"/></draw:frame><text:soft-page-break/></text:p>
      <text:p text:style-name="P9"><draw:frame draw:style-name="fr6" draw:name="Image9" text:anchor-type="paragraph" svg:width="6.6929in" svg:height="4.5193in" draw:z-index="8"><draw:image xlink:href="Pictures/1000000000000573000003AE6BDE89265E5DAAE8.png" xlink:type="simple" xlink:show="embed" xlink:actuate="onLoad"/></draw:frame><text:soft-page-break/></text:p>
      <text:p text:style-name="P9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A=0.0</text:p>
      <text:p text:style-name="P12"/>
      <text:p text:style-name="P12"><draw:frame draw:style-name="fr4" draw:name="Image10" text:anchor-type="paragraph" svg:width="6.5in" svg:height="2.8646in" draw:z-index="9"><draw:image xlink:href="Pictures/100000000000027000000113AC5C9BEDA40FC901.png" xlink:type="simple" xlink:show="embed" xlink:actuate="onLoad"/></draw:frame></text:p>
      <text:p text:style-name="P12">A=0.5</text:p>
      <text:p text:style-name="P12"/>
      <text:p text:style-name="P12"><draw:frame draw:style-name="fr4" draw:name="Image11" text:anchor-type="paragraph" svg:width="6.6354in" svg:height="2.7083in" draw:z-index="10"><draw:image xlink:href="Pictures/100000000000027D00000104EDA67FE4146986C6.png" xlink:type="simple" xlink:show="embed" xlink:actuate="onLoad"/></draw:frame></text:p>
      <text:p text:style-name="P12">A=1</text:p>
      <text:p text:style-name="P12"/>
      <text:p text:style-name="P12"><draw:frame draw:style-name="fr3" draw:name="Image12" text:anchor-type="paragraph" svg:width="6.6457in" svg:height="2.698in" draw:z-index="11"><draw:image xlink:href="Pictures/100000000000027E000001036B34C1759274D8E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4T17:00:14.766199189</meta:creation-date>
    <meta:generator>LibreOffice/5.1.4.2$Linux_X86_64 LibreOffice_project/10m0$Build-2</meta:generator>
    <meta:editing-duration>PT10H21M8S</meta:editing-duration>
    <meta:editing-cycles>8</meta:editing-cycles>
    <dc:date>2016-09-01T21:00:28.893632462</dc:date>
    <meta:document-statistic meta:table-count="0" meta:image-count="12" meta:object-count="0" meta:page-count="7" meta:paragraph-count="28" meta:word-count="110" meta:character-count="580" meta:non-whitespace-character-count="487"/>
  </office:meta>
</office:document-meta>
</file>